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3cm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741cm" fo:min-width="1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353cm" fo:min-width="3.978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8cm" svg:height="1.3cm" svg:x="13.5cm" svg:y="12.1cm">
          <text:p text:style-name="P1">consta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20cm" svg:height="5cm" svg:x="0.5cm" svg:y="0.7cm">
          <text:p text:style-name="P3"><text:span text:style-name="T1">Overview of Architectural Structure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2" xml:id="id1" draw:id="id1" draw:layer="layout" svg:width="4.8cm" svg:height="1.3cm" svg:x="5.3cm" svg:y="7.1cm">
          <text:p text:style-name="P1">budget_tr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" draw:id="id2" draw:layer="layout" svg:width="6.4cm" svg:height="1.3cm" svg:x="11.9cm" svg:y="7.1cm">
          <text:p text:style-name="P1">input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5.9cm" svg:height="1.3cm" svg:x="8.2cm" svg:y="16.9cm">
          <text:p text:style-name="P1">request_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7.5cm" svg:height="1.3cm" svg:x="1.3cm" svg:y="14.3cm">
          <text:p text:style-name="P1">file_and_dir_ope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8" draw:id="id8" draw:layer="layout" svg:width="5.8cm" svg:height="1.3cm" svg:x="1.3cm" svg:y="10.6cm">
          <text:p text:style-name="P1">Budget Clas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10.1cm" svg:y1="7.75cm" svg:x2="11.9cm" svg:y2="7.75cm" draw:start-shape="id1" draw:start-glue-point="7" draw:end-shape="id2" svg:d="M10100 7750h1800" svg:viewBox="0 0 1801 1">
          <text:p/>
        </draw:connector>
        <draw:connector draw:style-name="gr7" draw:text-style-name="P5" draw:layer="layout" draw:line-skew="-0.651cm" svg:x1="7.7cm" svg:y1="8.4cm" svg:x2="11.15cm" svg:y2="16.9cm" draw:start-shape="id1" draw:start-glue-point="6" draw:end-shape="id3" draw:end-glue-point="4" svg:d="M7700 8400v3600h3450v4900" svg:viewBox="0 0 3451 8501">
          <text:p/>
        </draw:connector>
        <draw:connector draw:style-name="gr7" draw:text-style-name="P5" draw:layer="layout" svg:x1="15.1cm" svg:y1="8.4cm" svg:x2="15.9cm" svg:y2="12.1cm" draw:start-shape="id2" draw:start-glue-point="6" draw:end-shape="id4" draw:end-glue-point="4" svg:d="M15100 8400v1851h800v1849" svg:viewBox="0 0 801 3701">
          <text:p/>
        </draw:connector>
        <draw:connector draw:style-name="gr7" draw:text-style-name="P5" draw:layer="layout" svg:x1="14.1cm" svg:y1="17.55cm" svg:x2="15.9cm" svg:y2="13.4cm" draw:start-shape="id3" draw:start-glue-point="7" draw:end-shape="id4" svg:d="M14100 17550h1800v-4150" svg:viewBox="0 0 1801 4151">
          <text:p/>
        </draw:connector>
        <draw:connector draw:style-name="gr7" draw:text-style-name="P5" draw:layer="layout" svg:x1="8.2cm" svg:y1="17.55cm" svg:x2="5.05cm" svg:y2="15.6cm" draw:start-shape="id3" draw:start-glue-point="5" draw:end-shape="id5" svg:d="M8200 17550h-3150v-1950" svg:viewBox="0 0 3151 1951">
          <text:p/>
        </draw:connector>
        <draw:custom-shape draw:style-name="gr8" draw:text-style-name="P2" xml:id="id6" draw:id="id6" draw:layer="layout" svg:width="5.2cm" svg:height="5.4cm" svg:x="1.4cm" svg:y="20.5cm">
          <text:p text:style-name="P1">Stored</text:p>
          <text:p text:style-name="P1">Budget </text:p>
          <text:p text:style-name="P1">Class</text:p>
          <text:p text:style-name="P1">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6" draw:layer="layout" draw:type="line" svg:x1="4cm" svg:y1="20.5cm" svg:x2="5.05cm" svg:y2="15.6cm" draw:start-shape="id6" draw:start-glue-point="4" draw:end-shape="id5" draw:end-glue-point="6" svg:d="M4000 20500l1050-4900" svg:viewBox="0 0 1051 4901">
          <text:p/>
        </draw:connector>
        <draw:connector draw:style-name="gr7" draw:text-style-name="P6" draw:layer="layout" svg:x1="8.8cm" svg:y1="14.95cm" svg:x2="15.9cm" svg:y2="13.4cm" draw:start-shape="id5" draw:start-glue-point="7" draw:end-shape="id4" draw:end-glue-point="6" svg:d="M8800 14950h7100v-1550" svg:viewBox="0 0 7101 1551">
          <text:p/>
        </draw:connector>
        <draw:custom-shape draw:style-name="gr10" draw:text-style-name="P2" xml:id="id7" draw:id="id7" draw:layer="layout" svg:width="6.7cm" svg:height="1.3cm" svg:x="13.2cm" svg:y="20.6cm">
          <text:p text:style-name="P1">output_user_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14.1cm" svg:y1="17.55cm" svg:x2="16.55cm" svg:y2="20.6cm" draw:start-shape="id3" draw:start-glue-point="7" draw:end-shape="id7" svg:d="M14100 17550h2450v3050" svg:viewBox="0 0 2451 3051">
          <text:p/>
        </draw:connector>
        <draw:connector draw:style-name="gr7" draw:text-style-name="P6" draw:layer="layout" svg:x1="5.05cm" svg:y1="14.3cm" svg:x2="4.2cm" svg:y2="11.9cm" draw:start-shape="id5" draw:start-glue-point="4" draw:end-shape="id8" draw:end-glue-point="6" svg:d="M5050 14300v-1199h-850v-1201" svg:viewBox="0 0 8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23:42:00.973261862</meta:creation-date>
    <dc:date>2016-11-14T17:20:10.988951891</dc:date>
    <meta:editing-duration>PT1H16M49S</meta:editing-duration>
    <meta:editing-cycles>10</meta:editing-cycles>
    <meta:generator>LibreOffice/5.1.4.2$Linux_X86_64 LibreOffice_project/10m0$Build-2</meta:generator>
    <meta:document-statistic meta:object-count="18"/>
  </office:meta>
</office:document-meta>
</file>